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6">
      <text:list-level-style-bullet text:level="1" text:style-name="WW_CharLFO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7">
      <text:list-level-style-bullet text:level="1" text:style-name="WW_CharLFO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7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7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7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7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7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7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7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7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8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8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8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8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8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8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8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2" style:parent-style-name="DefaultParagraphFont" style:family="text">
      <style:text-properties fo:font-weight="bold" style:font-weight-asian="bold"/>
    </style:style>
    <style:style style:name="P3" style:parent-style-name="Subtitle" style:family="paragraph">
      <style:paragraph-properties fo:text-align="center"/>
    </style:style>
    <style:style style:name="T4" style:parent-style-name="DefaultParagraphFont" style:family="text">
      <style:text-properties fo:font-size="14pt" style:font-size-asian="14pt"/>
    </style:style>
    <style:style style:name="P5" style:parent-style-name="Standard" style:family="paragraph">
      <style:paragraph-properties fo:margin-bottom="0in"/>
    </style:style>
    <style:style style:name="T6" style:parent-style-name="DefaultParagraphFont" style:family="text">
      <style:text-properties fo:font-weight="bold" style:font-weight-asian="bold" fo:font-size="14pt" style:font-size-asian="14pt" style:font-size-complex="14pt"/>
    </style:style>
    <style:style style:name="T7" style:parent-style-name="DefaultParagraphFont" style:family="text">
      <style:text-properties fo:font-size="14pt" style:font-size-asian="14pt" style:font-size-complex="14pt"/>
    </style:style>
    <style:style style:name="P8" style:parent-style-name="Standard" style:family="paragraph">
      <style:paragraph-properties fo:margin-bottom="0in"/>
    </style:style>
    <style:style style:name="T9" style:parent-style-name="DefaultParagraphFont" style:family="text">
      <style:text-properties fo:font-weight="bold" style:font-weight-asian="bold" fo:font-size="14pt" style:font-size-asian="14pt" style:font-size-complex="14pt"/>
    </style:style>
    <style:style style:name="T10" style:parent-style-name="DefaultParagraphFont" style:family="text">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Standard" style:family="paragraph">
      <style:paragraph-properties fo:margin-bottom="0in"/>
    </style:style>
    <style:style style:name="T13" style:parent-style-name="DefaultParagraphFont" style:family="text">
      <style:text-properties fo:font-weight="bold" style:font-weight-asian="bold" fo:font-size="14pt" style:font-size-asian="14pt" style:font-size-complex="14pt"/>
    </style:style>
    <style:style style:name="T14" style:parent-style-name="DefaultParagraphFont" style:family="text">
      <style:text-properties fo:font-size="14pt" style:font-size-asian="14pt" style:font-size-complex="14pt"/>
    </style:style>
    <style:style style:name="T15" style:parent-style-name="DefaultParagraphFont" style:family="text">
      <style:text-properties fo:font-size="14pt" style:font-size-asian="14pt" style:font-size-complex="14pt"/>
    </style:style>
    <style:style style:name="P16" style:parent-style-name="Standard" style:family="paragraph">
      <style:paragraph-properties fo:margin-bottom="0in"/>
    </style:style>
    <style:style style:name="P17" style:parent-style-name="Standard" style:family="paragraph">
      <style:paragraph-properties fo:margin-bottom="0in"/>
    </style:style>
    <style:style style:name="T18" style:parent-style-name="DefaultParagraphFont" style:family="text">
      <style:text-properties fo:font-weight="bold" style:font-weight-asian="bold" fo:font-size="14pt" style:font-size-asian="14pt"/>
    </style:style>
    <style:style style:name="P19" style:parent-style-name="Standard" style:family="paragraph">
      <style:paragraph-properties fo:margin-bottom="0in"/>
    </style:style>
    <style:style style:name="P20" style:parent-style-name="Standard" style:family="paragraph">
      <style:paragraph-properties fo:margin-bottom="0in"/>
    </style:style>
    <style:style style:name="P21" style:parent-style-name="Standard" style:family="paragraph">
      <style:paragraph-properties fo:margin-bottom="0in"/>
    </style:style>
    <style:style style:name="T22" style:parent-style-name="DefaultParagraphFont" style:family="text">
      <style:text-properties fo:font-weight="bold" style:font-weight-asian="bold" fo:font-size="14pt" style:font-size-asian="14pt"/>
    </style:style>
    <style:style style:name="P23" style:parent-style-name="Standard" style:family="paragraph">
      <style:paragraph-properties fo:margin-bottom="0in"/>
    </style:style>
    <style:style style:name="P24" style:parent-style-name="Standard" style:family="paragraph">
      <style:paragraph-properties fo:margin-bottom="0in"/>
    </style:style>
    <style:style style:name="P25" style:parent-style-name="Standard" style:family="paragraph">
      <style:paragraph-properties fo:margin-bottom="0in"/>
    </style:style>
    <style:style style:name="T26" style:parent-style-name="DefaultParagraphFont" style:family="text">
      <style:text-properties fo:font-weight="bold" style:font-weight-asian="bold" fo:font-size="14pt" style:font-size-asian="14pt"/>
    </style:style>
    <style:style style:name="P27" style:parent-style-name="Standard" style:list-style-name="LFO13" style:family="paragraph">
      <style:paragraph-properties fo:margin-bottom="0in"/>
    </style:style>
    <style:style style:name="P28" style:parent-style-name="Standard" style:list-style-name="LFO13" style:family="paragraph">
      <style:paragraph-properties fo:margin-bottom="0in"/>
    </style:style>
    <style:style style:name="P29" style:parent-style-name="Standard" style:list-style-name="LFO13" style:family="paragraph">
      <style:paragraph-properties fo:margin-bottom="0in"/>
    </style:style>
    <style:style style:name="P30" style:parent-style-name="Standard" style:list-style-name="LFO13" style:family="paragraph">
      <style:paragraph-properties fo:margin-bottom="0in"/>
    </style:style>
    <style:style style:name="P31" style:parent-style-name="Standard" style:family="paragraph">
      <style:paragraph-properties fo:margin-bottom="0in"/>
    </style:style>
    <style:style style:name="P32" style:parent-style-name="Standard" style:family="paragraph">
      <style:paragraph-properties fo:margin-bottom="0in"/>
    </style:style>
    <style:style style:name="P33" style:parent-style-name="Standard" style:family="paragraph">
      <style:paragraph-properties fo:margin-bottom="0in"/>
    </style:style>
    <style:style style:name="T34" style:parent-style-name="DefaultParagraphFont" style:family="text">
      <style:text-properties fo:font-weight="bold" style:font-weight-asian="bold" fo:font-size="14pt" style:font-size-asian="14pt"/>
    </style:style>
    <style:style style:name="P35" style:parent-style-name="Standard" style:family="paragraph">
      <style:paragraph-properties fo:margin-bottom="0in"/>
    </style:style>
    <style:style style:name="T36" style:parent-style-name="DefaultParagraphFont" style:family="text">
      <style:text-properties fo:font-weight="bold" style:font-weight-asian="bold" fo:font-size="13pt" style:font-size-asian="13pt" style:font-size-complex="13pt"/>
    </style:style>
    <style:style style:name="P37" style:parent-style-name="Standard" style:family="paragraph">
      <style:paragraph-properties fo:margin-bottom="0in"/>
    </style:style>
    <style:style style:name="P38" style:parent-style-name="Standard" style:list-style-name="LFO10" style:family="paragraph">
      <style:paragraph-properties fo:margin-bottom="0in"/>
    </style:style>
    <style:style style:name="P39" style:parent-style-name="Standard" style:list-style-name="LFO10" style:family="paragraph">
      <style:paragraph-properties fo:margin-bottom="0in"/>
    </style:style>
    <style:style style:name="T40" style:parent-style-name="DefaultParagraphFont" style:family="text">
      <style:text-properties fo:font-style="italic" style:font-style-asian="italic" style:font-style-complex="italic"/>
    </style:style>
    <style:style style:name="P41" style:parent-style-name="Standard" style:list-style-name="LFO10" style:family="paragraph">
      <style:paragraph-properties fo:margin-bottom="0in"/>
      <style:text-properties fo:font-style="italic" style:font-style-asian="italic" style:font-style-complex="italic"/>
    </style:style>
    <style:style style:name="P42" style:parent-style-name="Standard" style:list-style-name="LFO10" style:family="paragraph">
      <style:paragraph-properties fo:margin-bottom="0in"/>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style:font-style-complex="italic"/>
    </style:style>
    <style:style style:name="P46" style:parent-style-name="Standard" style:list-style-name="LFO10" style:family="paragraph">
      <style:paragraph-properties fo:margin-bottom="0in"/>
      <style:text-properties fo:font-style="italic" style:font-style-asian="italic" style:font-style-complex="italic"/>
    </style:style>
    <style:style style:name="P47" style:parent-style-name="Standard" style:family="paragraph">
      <style:paragraph-properties fo:margin-bottom="0in"/>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style>
    <style:style style:name="P50" style:parent-style-name="Standard" style:family="paragraph">
      <style:paragraph-properties fo:text-align="center" fo:margin-bottom="0in"/>
    </style:style>
    <style:style style:name="P51" style:parent-style-name="Standard" style:family="paragraph">
      <style:paragraph-properties fo:margin-bottom="0in"/>
    </style:style>
    <style:style style:name="P52" style:parent-style-name="Standard" style:family="paragraph">
      <style:paragraph-properties fo:margin-bottom="0in"/>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P55" style:parent-style-name="Normal" style:family="paragraph">
      <style:paragraph-properties fo:break-before="page"/>
    </style:style>
    <style:style style:name="P56" style:parent-style-name="Standard" style:family="paragraph">
      <style:paragraph-properties fo:margin-bottom="0in"/>
    </style:style>
    <style:style style:name="T57" style:parent-style-name="DefaultParagraphFont" style:family="text">
      <style:text-properties fo:font-weight="bold" style:font-weight-asian="bold" style:font-weight-complex="bold" fo:font-size="13pt" style:font-size-asian="13pt" style:font-size-complex="13pt"/>
    </style:style>
    <style:style style:name="P58" style:parent-style-name="Standard" style:family="paragraph">
      <style:paragraph-properties fo:margin-bottom="0in"/>
    </style:style>
    <style:style style:name="P59" style:parent-style-name="Standard" style:list-style-name="LFO11" style:family="paragraph">
      <style:paragraph-properties fo:margin-bottom="0in"/>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style:font-style-complex="italic"/>
    </style:style>
    <style:style style:name="P62" style:parent-style-name="Standard" style:list-style-name="LFO11" style:family="paragraph">
      <style:paragraph-properties fo:margin-bottom="0in"/>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style:font-style-complex="italic"/>
    </style:style>
    <style:style style:name="P65" style:parent-style-name="Standard" style:family="paragraph">
      <style:paragraph-properties fo:margin-bottom="0in"/>
    </style:style>
    <style:style style:name="P66" style:parent-style-name="Standard" style:family="paragraph">
      <style:paragraph-properties fo:margin-bottom="0in"/>
    </style:style>
    <style:style style:name="P67" style:parent-style-name="Standard" style:family="paragraph">
      <style:paragraph-properties fo:margin-bottom="0in"/>
    </style:style>
    <style:style style:name="P68" style:parent-style-name="Standard" style:family="paragraph">
      <style:paragraph-properties fo:margin-bottom="0in"/>
    </style:style>
    <style:style style:name="T69" style:parent-style-name="DefaultParagraphFont" style:family="text">
      <style:text-properties fo:font-weight="bold" style:font-weight-asian="bold" fo:font-size="13pt" style:font-size-asian="13pt" style:font-size-complex="13pt"/>
    </style:style>
    <style:style style:name="P70" style:parent-style-name="Standard" style:family="paragraph">
      <style:paragraph-properties fo:margin-bottom="0in"/>
    </style:style>
    <style:style style:name="P71" style:parent-style-name="Standard" style:list-style-name="LFO12" style:family="paragraph">
      <style:paragraph-properties fo:margin-bottom="0in"/>
    </style:style>
    <style:style style:name="T72" style:parent-style-name="DefaultParagraphFont" style:family="text">
      <style:text-properties fo:font-style="italic" style:font-style-asian="italic" style:font-style-complex="italic"/>
    </style:style>
    <style:style style:name="T73" style:parent-style-name="DefaultParagraphFont" style:family="text">
      <style:text-properties style:font-style-complex="italic"/>
    </style:style>
    <style:style style:name="P74" style:parent-style-name="Standard" style:list-style-name="LFO12" style:family="paragraph">
      <style:paragraph-properties fo:margin-bottom="0in"/>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style="italic" style:font-style-asian="italic" style:font-style-complex="italic"/>
    </style:style>
    <style:style style:name="T77" style:parent-style-name="DefaultParagraphFont" style:family="text">
      <style:text-properties fo:font-style="italic" style:font-style-asian="italic" style:font-style-complex="italic"/>
    </style:style>
    <style:style style:name="P78" style:parent-style-name="Standard" style:list-style-name="LFO12" style:family="paragraph">
      <style:paragraph-properties fo:margin-bottom="0in"/>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style:font-style-complex="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P83" style:parent-style-name="Standard" style:family="paragraph">
      <style:paragraph-properties fo:margin-bottom="0in"/>
      <style:text-properties fo:font-weight="bold" style:font-weight-asian="bold"/>
    </style:style>
    <style:style style:name="P84" style:parent-style-name="Standard" style:family="paragraph">
      <style:paragraph-properties fo:margin-bottom="0in"/>
      <style:text-properties fo:font-weight="bold" style:font-weight-asian="bold"/>
    </style:style>
    <style:style style:name="P85" style:parent-style-name="Standard" style:family="paragraph">
      <style:paragraph-properties fo:margin-bottom="0in" fo:line-height="115%"/>
    </style:style>
    <style:style style:name="T86" style:parent-style-name="DefaultParagraphFont" style:family="text">
      <style:text-properties fo:font-weight="bold" style:font-weight-asian="bold" fo:font-size="13pt" style:font-size-asian="13pt" style:font-size-complex="13pt"/>
    </style:style>
    <style:style style:name="P87" style:parent-style-name="Standard" style:family="paragraph">
      <style:paragraph-properties fo:margin-bottom="0in" fo:line-height="100%"/>
    </style:style>
    <style:style style:name="P88" style:parent-style-name="Standard" style:family="paragraph">
      <style:paragraph-properties fo:margin-bottom="0in" fo:line-height="100%"/>
    </style:style>
    <style:style style:name="P89" style:parent-style-name="Standard" style:family="paragraph">
      <style:paragraph-properties fo:margin-bottom="0in" fo:line-height="100%"/>
    </style:style>
    <style:style style:name="P90" style:parent-style-name="ListParagraph" style:list-style-name="WWNum2" style:family="paragraph">
      <style:paragraph-properties fo:margin-bottom="0in"/>
    </style:style>
    <style:style style:name="T91" style:parent-style-name="DefaultParagraphFont" style:family="text">
      <style:text-properties fo:font-weight="bold" style:font-weight-asian="bold"/>
    </style:style>
    <style:style style:name="P92" style:parent-style-name="ListParagraph" style:family="paragraph">
      <style:paragraph-properties fo:margin-bottom="0in" fo:line-height="100%"/>
    </style:style>
    <style:style style:name="P93" style:parent-style-name="ListParagraph" style:family="paragraph">
      <style:paragraph-properties fo:margin-bottom="0in" fo:line-height="100%"/>
    </style:style>
    <style:style style:name="P94" style:parent-style-name="ListParagraph" style:family="paragraph">
      <style:paragraph-properties fo:margin-bottom="0in" fo:line-height="100%"/>
    </style:style>
    <style:style style:name="P95" style:parent-style-name="ListParagraph" style:family="paragraph">
      <style:paragraph-properties fo:margin-bottom="0in" fo:line-height="100%"/>
    </style:style>
    <style:style style:name="P96" style:parent-style-name="ListParagraph" style:family="paragraph">
      <style:paragraph-properties fo:margin-bottom="0in" fo:line-height="100%"/>
    </style:style>
    <style:style style:name="P97" style:parent-style-name="ListParagraph" style:family="paragraph">
      <style:paragraph-properties fo:margin-bottom="0in" fo:line-height="100%"/>
    </style:style>
    <style:style style:name="P98" style:parent-style-name="ListParagraph" style:family="paragraph">
      <style:paragraph-properties fo:margin-bottom="0in" fo:line-height="100%"/>
    </style:style>
    <style:style style:name="P99" style:parent-style-name="ListParagraph" style:list-style-name="WWNum2" style:family="paragraph">
      <style:paragraph-properties fo:margin-bottom="0in"/>
    </style:style>
    <style:style style:name="T100" style:parent-style-name="DefaultParagraphFont" style:family="text">
      <style:text-properties fo:font-weight="bold" style:font-weight-asian="bold"/>
    </style:style>
    <style:style style:name="P101" style:parent-style-name="ListParagraph" style:family="paragraph">
      <style:paragraph-properties fo:margin-bottom="0in" fo:line-height="100%"/>
    </style:style>
    <style:style style:name="P102" style:parent-style-name="Normal" style:family="paragraph">
      <style:paragraph-properties fo:break-before="page"/>
      <style:text-properties fo:hyphenate="true"/>
    </style:style>
    <style:style style:name="P103" style:parent-style-name="ListParagraph" style:list-style-name="WWNum2" style:family="paragraph">
      <style:paragraph-properties fo:margin-bottom="0in"/>
    </style:style>
    <style:style style:name="T104" style:parent-style-name="DefaultParagraphFont" style:family="text">
      <style:text-properties fo:font-weight="bold" style:font-weight-asian="bold"/>
    </style:style>
    <style:style style:name="P105" style:parent-style-name="ListParagraph" style:family="paragraph">
      <style:paragraph-properties fo:margin-bottom="0in" fo:line-height="100%"/>
    </style:style>
    <style:style style:name="P106" style:parent-style-name="ListParagraph" style:family="paragraph">
      <style:paragraph-properties fo:margin-bottom="0in" fo:line-height="100%"/>
    </style:style>
    <style:style style:name="P107" style:parent-style-name="ListParagraph" style:list-style-name="WWNum2" style:family="paragraph">
      <style:paragraph-properties fo:margin-bottom="0in" fo:line-height="100%"/>
    </style:style>
    <style:style style:name="T108" style:parent-style-name="DefaultParagraphFont" style:family="text">
      <style:text-properties fo:font-weight="bold" style:font-weight-asian="bold"/>
    </style:style>
    <style:style style:name="P109" style:parent-style-name="Standard" style:family="paragraph">
      <style:paragraph-properties fo:margin-bottom="0in" fo:margin-left="0.4916in">
        <style:tab-stops/>
      </style:paragraph-properties>
    </style:style>
    <style:style style:name="P110" style:parent-style-name="Standard" style:family="paragraph">
      <style:paragraph-properties fo:margin-bottom="0in"/>
    </style:style>
    <style:style style:name="P111" style:parent-style-name="Standard" style:family="paragraph">
      <style:paragraph-properties fo:margin-bottom="0in"/>
    </style:style>
    <style:style style:name="P112" style:parent-style-name="Standard" style:family="paragraph">
      <style:paragraph-properties fo:margin-bottom="0in"/>
    </style:style>
    <style:style style:name="T113" style:parent-style-name="DefaultParagraphFont" style:family="text">
      <style:text-properties fo:font-weight="bold" style:font-weight-asian="bold" fo:font-size="13pt" style:font-size-asian="13pt" style:font-size-complex="13pt"/>
    </style:style>
    <style:style style:name="P114" style:parent-style-name="Standard" style:family="paragraph">
      <style:paragraph-properties fo:margin-bottom="0in"/>
    </style:style>
    <style:style style:name="T115" style:parent-style-name="DefaultParagraphFont" style:family="text">
      <style:text-properties fo:font-style="italic" style:font-style-asian="italic"/>
    </style:style>
    <style:style style:name="P116" style:parent-style-name="Standard" style:family="paragraph">
      <style:paragraph-properties fo:margin-bottom="0in"/>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P119" style:parent-style-name="Standard" style:family="paragraph">
      <style:paragraph-properties fo:margin-bottom="0in"/>
    </style:style>
    <style:style style:name="P120" style:parent-style-name="Standard" style:family="paragraph">
      <style:paragraph-properties fo:margin-bottom="0in"/>
    </style:style>
    <style:style style:name="P121" style:parent-style-name="Standard" style:family="paragraph">
      <style:paragraph-properties fo:margin-bottom="0in"/>
      <style:text-properties fo:font-weight="bold" style:font-weight-asian="bold" fo:font-size="14pt" style:font-size-asian="14pt"/>
    </style:style>
    <style:style style:name="P122" style:parent-style-name="Standard" style:family="paragraph">
      <style:paragraph-properties fo:margin-bottom="0in"/>
    </style:style>
    <style:style style:name="P123" style:parent-style-name="Standard" style:family="paragraph">
      <style:paragraph-properties fo:margin-bottom="0in"/>
    </style:style>
    <style:style style:name="P124" style:parent-style-name="Standard" style:family="paragraph">
      <style:paragraph-properties fo:margin-bottom="0in"/>
    </style:style>
    <style:style style:name="P125" style:parent-style-name="Standard" style:family="paragraph">
      <style:paragraph-properties fo:margin-bottom="0in"/>
    </style:style>
  </office:automatic-styles>
  <office:body>
    <office:text text:use-soft-page-breaks="true">
      <text:p text:style-name="P1"><text:span text:style-name="T2">Relazione sul progetto per il corso di Interactive 3D Graphics</text:span></text:p>
      <text:p text:style-name="P3"><text:span text:style-name="T4">Università degli studi di Udine</text:span></text:p>
      <text:p text:style-name="Standard"/>
      <text:p text:style-name="P5"><text:span text:style-name="T6">Autori:</text:span><text:span text:style-name="T7"><text:s/>Rostyslav Kostyuk, Riccardo Lulli</text:span></text:p>
      <text:p text:style-name="P8"><text:span text:style-name="T9">Nome progetto:</text:span><text:span text:style-name="T10"><text:s/>OLA (</text:span><text:span text:style-name="T11">Oh, Look an Asteroid)</text:span></text:p>
      <text:p text:style-name="P12"><text:span text:style-name="T13">Link GitHub del progetto:</text:span><text:span text:style-name="T14"><text:s/></text:span><text:a xlink:href="https://github.com/DudduYum/RS" office:target-frame-name="_top" xlink:show="replace"><text:span text:style-name="T15">https://github.com/DudduYum/RS</text:span></text:a></text:p>
      <text:p text:style-name="P16"/>
      <text:p text:style-name="P17"><text:span text:style-name="T18">Introduzione</text:span></text:p>
      <text:p text:style-name="P19">Il progetto OLA è un progetto di grafica 3D interattiva, nello specifico una demo tecnica (ma giocabile) di un videogioco, eseguito tramite WebGL e codificato usando le librerie di three.js.</text:p>
      <text:p text:style-name="P20"/>
      <text:p text:style-name="P21"><text:span text:style-name="T22">Meccaniche di gioco</text:span></text:p>
      <text:p text:style-name="P23">Si tratta di un endless game (non termina mai salvo game over) nel quale un giocatore deve muovere l’astronave per evitare gli asteroidi in avvicinamento.</text:p>
      <text:p text:style-name="P24"/>
      <text:p text:style-name="P25"><text:span text:style-name="T26">Comandi</text:span></text:p>
      <text:list text:style-name="LFO13" text:continue-numbering="true">
        <text:list-item>
          <text:p text:style-name="P27">[barra spaziatrice] : avvia una nuova partita (sia da schermata di iniziale che da game over) oppure immobilizza l’astronave durante il gioco</text:p>
        </text:list-item>
        <text:list-item>
          <text:p text:style-name="P28">W,A,S,D e frecce direzionali : muovi l’astronave</text:p>
        </text:list-item>
        <text:list-item>
          <text:p text:style-name="P29">P : pausa</text:p>
        </text:list-item>
        <text:list-item>
          <text:p text:style-name="P30">C : passa da una telecamera all’altra (di gioco o libera)</text:p>
        </text:list-item>
      </text:list>
      <text:p text:style-name="P31"/>
      <text:p text:style-name="P32"/>
      <text:p text:style-name="P33"><text:span text:style-name="T34">Implementazioni grafiche</text:span></text:p>
      <text:p text:style-name="P35"><text:span text:style-name="T36">Texture</text:span></text:p>
      <text:p text:style-name="P37">Per migliorare l’aspetto degli oggetti presenti, sono state utilizzate delle texture per</text:p>
      <text:list text:style-name="LFO10" text:continue-numbering="true">
        <text:list-item>
          <text:p text:style-name="P38">colorazione</text:p>
        </text:list-item>
        <text:list-item>
          <text:p text:style-name="P39"><text:span text:style-name="T40">displacement mapping</text:span></text:p>
        </text:list-item>
        <text:list-item>
          <text:p text:style-name="P41">normal mapping</text:p>
        </text:list-item>
        <text:list-item>
          <text:p text:style-name="P42"><text:span text:style-name="T43">specula</text:span><text:span text:style-name="T44">r mapping</text:span><text:span text:style-name="T45"><text:s/>(rendere alcuni punti della superficie più riflettenti rispetto alle altri)</text:span></text:p>
        </text:list-item>
        <text:list-item>
          <text:p text:style-name="P46">texture animation</text:p>
        </text:list-item>
      </text:list>
      <text:p text:style-name="P47"><text:s/>Per creare la normal,<text:s/><text:span text:style-name="T48">displacement</text:span><text:s/>e<text:s/><text:span text:style-name="T49">specular map</text:span><text:s/>abbiamo utilizzato il seguente sito</text:p>
      <text:p text:style-name="P50"><text:a xlink:href="https://cpetry.github.io/NormalMap-Online/" office:target-frame-name="_top" xlink:show="replace">https://cpetry.github.io/NormalMap-Online/</text:a></text:p>
      <text:p text:style-name="P51">che permette di creare le mappe di<text:s/>distorsione della texture desiderata, ottenendo così delle perturbazioni della superficie coerenti con la texture.</text:p>
      <text:p text:style-name="P52">Su ciascuna texture abbiamo attivato un filtro bilineare per risolvere la<text:s/><text:span text:style-name="T53">magnification</text:span>, un filtro trilineare per risolvere la<text:s/><text:span text:style-name="T54">minification</text:span><text:s/>e impostato il livello massimo del filtro anisotropico (valore max dato dalla GPU).</text:p>
      <text:p text:style-name="P55"/>
      <text:p text:style-name="P56"><text:span text:style-name="T57">Luci</text:span></text:p>
      <text:p text:style-name="P58">Abbiamo implementato tre luci di due tipi nel nostro progetto:</text:p>
      <text:list text:style-name="LFO11" text:continue-numbering="true">
        <text:list-item>
          <text:p text:style-name="P59"><text:span text:style-name="T60">point light</text:span><text:span text:style-name="T61">,</text:span><text:s/>utilizzata per modellare il sole e la fiamma della<text:s/>navicella</text:p>
        </text:list-item>
        <text:list-item>
          <text:p text:style-name="P62"><text:span text:style-name="T63">ambient light</text:span><text:span text:style-name="T64">,</text:span><text:s/>per correggere la hard shadow create dal sole e fiamma</text:p>
        </text:list-item>
      </text:list>
      <text:p text:style-name="P65">Come modello di luce abbiamo implementato la<text:s/>Lambertian<text:s/>BRDF vista a lezione, utilizzando però più sorgenti di luce.</text:p>
      <text:p text:style-name="P66"/>
      <text:p text:style-name="P67"/>
      <text:p text:style-name="P68"><text:span text:style-name="T69">Shader</text:span></text:p>
      <text:p text:style-name="P70">Tutti gli shader utilizzati nel progetto sono implementati tramite<text:s/>shaderMaterial fornito da THREE.js. Li shader principali sono:</text:p>
      <text:list text:style-name="LFO12" text:continue-numbering="true">
        <text:list-item>
          <text:p text:style-name="P71"><text:span text:style-name="T72">asteroid shader</text:span><text:span text:style-name="T73"><text:s/>:</text:span><text:s/>implementano tutte le tecniche descritti nella sezione “Texture”</text:p>
        </text:list-item>
        <text:list-item>
          <text:p text:style-name="P74"><text:span text:style-name="T75">spaceship shade</text:span><text:span text:style-name="T76">r</text:span><text:span text:style-name="T77"><text:s/>:</text:span><text:s/>implementano texturing ed eseguono la colorazione del materiale in base al colore impostato</text:p>
        </text:list-item>
        <text:list-item>
          <text:p text:style-name="P78"><text:span text:style-name="T79">flame shader</text:span><text:span text:style-name="T80"><text:s/>:</text:span><text:s/>implementa<text:s/><text:span text:style-name="T81">displacement mapping</text:span><text:s/>e<text:s/><text:span text:style-name="T82">texture animation</text:span><text:s/>di cui parleremo nella sezione “Animazione”</text:p>
        </text:list-item>
      </text:list>
      <text:p text:style-name="P83"><text:tab/></text:p>
      <text:p text:style-name="P84"/>
      <text:p text:style-name="P85"><text:span text:style-name="T86">Post-processing</text:span></text:p>
      <text:p text:style-name="P87">Gli effetti di post-processing sono applicati usando il fragment shader. Per concatenare l’applicazione di<text:s/>shader è stata usata la libreria EffectComposer (in congiunzione a RenderPass, ShaderPass e CopyShader).</text:p>
      <text:p text:style-name="P88">Questa libreria permettere di aggiungere vari passaggi, ciascuno dei quali ottiene in input una texture 2D che è il risultato del passaggio precedente.</text:p>
      <text:p text:style-name="P89">Il primo passaggio è il rendering della scena stessa. L’immagine ottenuta del render viene passata ai shader successivi.</text:p>
      <text:list text:style-name="WWNum2">
        <text:list-item>
          <text:p text:style-name="P90"><text:span text:style-name="T91">Dynamic Depth of Field</text:span></text:p>
        </text:list-item>
      </text:list>
      <text:p text:style-name="P92">L’effetto DOF è una sfocatura dell’immagine nelle parti che sono lontane dalla telecamera.</text:p>
      <text:p text:style-name="P93">Un DOF statico determina anticipatamente gli elementi da sfocare e tale effetto non cambia al variare della distanza (es. un paesaggio in lontananza è sempre sfocato alla stessa maniera). Un DOF dinamico invece considera ad ogni ciclo di rendering la distanza della telecamera<text:s/>dagli oggetti sulla scena e li sfoca basandosi su questo valore.</text:p>
      <text:p text:style-name="P94">La distanza degli oggetti è letta da una texture 2D prodotta dal rendering di un EffectComposer secondario, dove viene usato un materiale ad hoc per tutti gli oggetti presenti nella scena. Tale materiale colora un oggetto in base alla sua distanza dalla telecamera. Il risultato del rendering con tale materiale (applicato a tutti gli oggetti) è una mappa di profondità.</text:p>
      <text:p text:style-name="P95">Per ogni pixel viene presa in considerazione un’area 5x5 dalla quale leggere i colori (dei pixel adiacenti) e farne una media. Tale media non è pesata in modo da ottenere il colore che deriverebbe dalla massima sfocatura.</text:p>
      <text:p text:style-name="P96">In fine viene scelto un colore nel mezzo (interpolazione) tra quello originario del pixel e il colore di massima sfocatura: il grado di interpolazione dipende dalla distanza dell’oggetto.</text:p>
      <text:p text:style-name="P97">Se l’oggetto si trova entro il limite di focus, viene preso il colore originario e l’oggetto risulta nitido.<text:s/></text:p>
      <text:p text:style-name="P98"/>
      <text:list text:style-name="WWNum2" text:continue-numbering="true">
        <text:list-item>
          <text:p text:style-name="P99"><text:span text:style-name="T100">Pixelation</text:span></text:p>
        </text:list-item>
      </text:list>
      <text:p text:style-name="P101">L’effetto di pixelation consiste nel rendere l’immagine<text:s/>“pixelosa”, come se fosse visualizzata ad una risoluzione inferiore. Il colore di un pixel è uguale alla media dei colori presenti nel “pixel grande”, ovvero un’area quadrata del quale il pixel fa parte (l’appartenenza ad un’area è determinata tramite operazione modulo sulle coordinate del pixel).<text:line-break/>Le dimensioni massime dei “pixel grandi” sono 8x8, con valori superiori il costo computazionale è oneroso per schede grafiche di fascia bassa.</text:p>
      <text:p text:style-name="P102"/>
      <text:list text:style-name="WWNum2" text:continue-numbering="true">
        <text:list-item>
          <text:p text:style-name="P103"><text:span text:style-name="T104">Edge detection</text:span></text:p>
        </text:list-item>
      </text:list>
      <text:p text:style-name="P105">Semplice implementazione del metodo di edge detection di Sobel.</text:p>
      <text:p text:style-name="P106"/>
      <text:list text:style-name="WWNum2" text:continue-numbering="true">
        <text:list-item>
          <text:p text:style-name="P107"><text:span text:style-name="T108">Image settings</text:span></text:p>
        </text:list-item>
      </text:list>
      <text:p text:style-name="P109">Questo shader dà la possibilità di manipolare luminosità e contrasto dell’immagine.</text:p>
      <text:p text:style-name="P110"/>
      <text:p text:style-name="P111"/>
      <text:p text:style-name="P112"><text:span text:style-name="T113">Animazione</text:span></text:p>
      <text:p text:style-name="P114">Per rendere l’ambiente di gioco più gradevole da vedere abbiamo aggiunto alcune animazioni agli asteroidi e alla fiamma<text:s/>dell’astronave. Nella nuova release gli asteroidi si muovono lungo una traiettoria casuale scelta al momento di spawn. Per rendere gli asteroidi più verosimili abbiamo aggiunto una rotazione che varia in base alla loro dimensione, usando i quaternioni. L’animazione viene eseguita all’interno del metodo<text:s/><text:span text:style-name="T115">move</text:span><text:s/>della classe asteroide. Per mantenere l’asteroide sulla propria traiettoria, al suo vettore di spostamento viene applicato l’inverso del quaternione applicato alla mesh del asteroide.</text:p>
      <text:p text:style-name="P116">L’animazione della<text:s/>fiamma è realizzata usando la sua<text:s/><text:span text:style-name="T117">displacement map</text:span>. Sfruttando il fatto che la densità della<text:s/><text:span text:style-name="T118">displacement map<text:s/></text:span>è più alta rispetto all’oggetto in considerazione, incrementandone l’offset si può ottenere un interessante effetto che assomiglia al<text:s/>comportamento di una fiamma.</text:p>
      <text:p text:style-name="P119"/>
      <text:p text:style-name="P120"/>
      <text:p text:style-name="P121">Altro</text:p>
      <text:p text:style-name="P122">Le meccaniche di gioco sono tutte basate sullo scorrere del tempo e non sul framerate. Questo permette di giocare a qualsiasi framerate senza alterare l’esperienza di gioco o causare problemi di funzionamento.</text:p>
      <text:p text:style-name="P123">Il gioco<text:s/>possiede una difficoltà crescente che aumenta ogni 3 secondi, raggiungendo l’apice a 60 secondi. Ad ogni incremento di difficoltà la velocità degli asteroidi aumenta e si riduce il tempo di spawn tra un asteroide e il successivo.</text:p>
      <text:p text:style-name="P124">Il gioco può essere messo<text:s/>in pausa premendo il tasto P, in modo da poter osservare la scena liberamente.</text:p>
      <text:p text:style-name="P125">Al gioco è stata aggiunta una canzone di background e il suono di un’esplosione nel caso di impatto con un asteroide. I suoni possono essere regolati tramite il pannello delle impostazion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Standard" style:next-style-name="Standard">
      <style:paragraph-properties fo:margin-bottom="0in" fo:line-height="100%"/>
      <style:text-properties style:font-name="Calibri Light" style:font-name-asian="F" fo:letter-spacing="-0.0069in" fo:font-size="28pt" style:font-size-asian="28pt" style:font-size-complex="28pt" fo:hyphenate="false"/>
    </style:style>
    <style:style style:name="Subtitle" style:display-name="Subtitle" style:family="paragraph" style:parent-style-name="Standard" style:next-style-name="Standard">
      <style:text-properties style:font-name-asian="F" fo:color="#5A5A5A" fo:letter-spacing="0.0104in" fo:hyphenate="false"/>
    </style:style>
    <style:style style:name="NoSpacing" style:display-name="No Spacing" style:family="paragraph">
      <style:paragraph-properties fo:widows="2" fo:orphans="2"/>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itleChar" style:display-name="Title Char" style:family="text" style:parent-style-name="DefaultParagraphFont">
      <style:text-properties style:font-name="Calibri Light" style:font-name-asian="F" style:font-name-complex="F" fo:letter-spacing="-0.0069in" style:letter-kerning="true" fo:font-size="28pt" style:font-size-asian="28pt" style:font-size-complex="28pt"/>
    </style:style>
    <style:style style:name="SubtitleChar" style:display-name="Subtitle Char" style:family="text" style:parent-style-name="DefaultParagraphFont">
      <style:text-properties style:font-name-asian="F" fo:color="#5A5A5A" fo:letter-spacing="0.0104in"/>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asian="Calibri" style:font-name-complex="Calibri"/>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asian="Calibri" style:font-name-complex="Calibri"/>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Times New Roman"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5LVL1" style:family="text">
      <style:text-properties style:font-name="Times New Roman"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7">
      <text:list-level-style-bullet text:level="1" text:style-name="WW_CharLFO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7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7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7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7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7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7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7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7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8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8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8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8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8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8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8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cardo Lulli</meta:initial-creator>
    <dc:creator>Riccardo Lulli</dc:creator>
    <meta:creation-date>2016-09-10T17:49:00Z</meta:creation-date>
    <dc:date>2017-01-26T19:10:00Z</dc:date>
    <meta:template xlink:href="Normal.dotm" xlink:type="simple"/>
    <meta:editing-cycles>26</meta:editing-cycles>
    <meta:editing-duration>PT458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3" meta:word-count="1009" meta:character-count="6753" meta:row-count="47" meta:non-whitespace-character-count="5757"/>
  </office:meta>
</office:document-meta>
</file>